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itial_results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Darts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office:value-type="string" calcext:value-type="string">
            <text:p>time [sec]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office:value-type="string" calcext:value-type="string">
            <text:p>Round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office:value-type="string" calcext:value-type="string">
            <text:p>New data</text:p>
          </table:table-cell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table:formula="of:=60*[.J6]+[.K6]" office:value-type="float" office:value="15.054" calcext:value-type="float">
            <text:p/>
          </table:table-cell>
          <table:table-cell table:formula="of:=[.I10]" office:value-type="float" office:value="0" calcext:value-type="float">
            <text:p/>
          </table:table-cell>
          <table:table-cell table:formula="of:=[.J10]" office:value-type="float" office:value="15.054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Throws</text:p>
          </table:table-cell>
          <table:table-cell table:formula="of:=[.B6]*[.B5]" office:value-type="float" office:value="100000000" calcext:value-type="float">
            <text:p/>
          </table:table-cell>
          <table:table-cell/>
          <table:table-cell table:formula="of:=[.I6]" office:value-type="float" office:value="15.054" calcext:value-type="float">
            <text:p/>
          </table:table-cell>
          <table:table-cell table:formula="of:=[.I7]" office:value-type="float" office:value="102.456" calcext:value-type="float">
            <text:p/>
          </table:table-cell>
          <table:table-cell table:formula="of:=[.I8]" office:value-type="float" office:value="0.26" calcext:value-type="float">
            <text:p/>
          </table:table-cell>
          <table:table-cell/>
          <table:table-cell office:value-type="string" calcext:value-type="string">
            <text:p>user</text:p>
          </table:table-cell>
          <table:table-cell table:formula="of:=60*[.J7]+[.K7]" office:value-type="float" office:value="102.456" calcext:value-type="float">
            <text:p/>
          </table:table-cell>
          <table:table-cell table:formula="of:=[.J11]" office:value-type="float" office:value="1" calcext:value-type="float">
            <text:p/>
          </table:table-cell>
          <table:table-cell table:formula="of:=[.K11]" office:value-type="float" office:value="42.456" calcext:value-type="float">
            <text:p/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ys</text:p>
          </table:table-cell>
          <table:table-cell table:formula="of:=60*[.J8]+[.K8]" office:value-type="float" office:value="0.26" calcext:value-type="float">
            <text:p/>
          </table:table-cell>
          <table:table-cell table:formula="of:=[.K12]" office:value-type="float" office:value="0" calcext:value-type="float">
            <text:p/>
          </table:table-cell>
          <table:table-cell table:formula="of:=[.L12]" office:value-type="float" office:value="0.26" calcext:value-type="float">
            <text:p/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p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sy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7.769" calcext:value-type="float">
            <text:p>7.769</text:p>
          </table:table-cell>
          <table:table-cell office:value-type="float" office:value="7.732" calcext:value-type="float">
            <text:p>7.73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5.054" calcext:value-type="float">
            <text:p>15.05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7.821" calcext:value-type="float">
            <text:p>7.821</text:p>
          </table:table-cell>
          <table:table-cell office:value-type="float" office:value="7.776" calcext:value-type="float">
            <text:p>7.77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42.456" calcext:value-type="float">
            <text:p>42.45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8.945" calcext:value-type="float">
            <text:p>8.945</text:p>
          </table:table-cell>
          <table:table-cell office:value-type="float" office:value="15.732" calcext:value-type="float">
            <text:p>15.732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.217" calcext:value-type="float">
            <text:p>9.217</text:p>
          </table:table-cell>
          <table:table-cell office:value-type="float" office:value="24.104" calcext:value-type="float">
            <text:p>24.104</text:p>
          </table:table-cell>
          <table:table-cell office:value-type="float" office:value="0.056" calcext:value-type="float">
            <text:p>0.056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2.732" calcext:value-type="float">
            <text:p>12.732</text:p>
          </table:table-cell>
          <table:table-cell office:value-type="float" office:value="40.172" calcext:value-type="float">
            <text:p>40.172</text:p>
          </table:table-cell>
          <table:table-cell office:value-type="float" office:value="0.064" calcext:value-type="float">
            <text:p>0.06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12.341" calcext:value-type="float">
            <text:p>12.341</text:p>
          </table:table-cell>
          <table:table-cell office:value-type="float" office:value="48.248" calcext:value-type="float">
            <text:p>48.248</text:p>
          </table:table-cell>
          <table:table-cell office:value-type="float" office:value="2.412" calcext:value-type="float">
            <text:p>2.41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3.21" calcext:value-type="float">
            <text:p>13.21</text:p>
          </table:table-cell>
          <table:table-cell office:value-type="float" office:value="68.672" calcext:value-type="float">
            <text:p>68.672</text:p>
          </table:table-cell>
          <table:table-cell office:value-type="float" office:value="1.052" calcext:value-type="float">
            <text:p>1.05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4.72" calcext:value-type="float">
            <text:p>14.72</text:p>
          </table:table-cell>
          <table:table-cell office:value-type="float" office:value="85.676" calcext:value-type="float">
            <text:p>85.676</text:p>
          </table:table-cell>
          <table:table-cell office:value-type="float" office:value="2.412" calcext:value-type="float">
            <text:p>2.4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054" calcext:value-type="float">
            <text:p>15.054</text:p>
          </table:table-cell>
          <table:table-cell office:value-type="float" office:value="102.456" calcext:value-type="float">
            <text:p>102.456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3-Optimized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 writing to scre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ts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office:value-type="string" calcext:value-type="string">
            <text:p>time [sec]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office:value-type="string" calcext:value-type="string">
            <text:p>Round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office:value-type="string" calcext:value-type="string">
            <text:p>New data</text:p>
          </table:table-cell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table:formula="of:=60*[.J6]+[.K6]" office:value-type="float" office:value="15.069" calcext:value-type="float">
            <text:p/>
          </table:table-cell>
          <table:table-cell table:formula="of:=[.I10]" office:value-type="float" office:value="0" calcext:value-type="float">
            <text:p/>
          </table:table-cell>
          <table:table-cell table:formula="of:=[.J10]" office:value-type="float" office:value="15.06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Throws</text:p>
          </table:table-cell>
          <table:table-cell table:formula="of:=[.B6]*[.B5]" office:value-type="float" office:value="100000000" calcext:value-type="float">
            <text:p/>
          </table:table-cell>
          <table:table-cell/>
          <table:table-cell table:formula="of:=[.I6]" office:value-type="float" office:value="15.069" calcext:value-type="float">
            <text:p/>
          </table:table-cell>
          <table:table-cell table:formula="of:=[.I7]" office:value-type="float" office:value="102.552" calcext:value-type="float">
            <text:p/>
          </table:table-cell>
          <table:table-cell table:formula="of:=[.I8]" office:value-type="float" office:value="0.324" calcext:value-type="float">
            <text:p/>
          </table:table-cell>
          <table:table-cell/>
          <table:table-cell office:value-type="string" calcext:value-type="string">
            <text:p>user</text:p>
          </table:table-cell>
          <table:table-cell table:formula="of:=60*[.J7]+[.K7]" office:value-type="float" office:value="102.552" calcext:value-type="float">
            <text:p/>
          </table:table-cell>
          <table:table-cell table:formula="of:=[.J11]" office:value-type="float" office:value="1" calcext:value-type="float">
            <text:p/>
          </table:table-cell>
          <table:table-cell table:formula="of:=[.K11]" office:value-type="float" office:value="42.552" calcext:value-type="float">
            <text:p/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ys</text:p>
          </table:table-cell>
          <table:table-cell table:formula="of:=60*[.J8]+[.K8]" office:value-type="float" office:value="0.324" calcext:value-type="float">
            <text:p/>
          </table:table-cell>
          <table:table-cell table:formula="of:=[.K12]" office:value-type="float" office:value="0" calcext:value-type="float">
            <text:p/>
          </table:table-cell>
          <table:table-cell table:formula="of:=[.L12]" office:value-type="float" office:value="0.324" calcext:value-type="float">
            <text:p/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p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sys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serial</text:p>
          </table:table-cell>
          <table:table-cell office:value-type="float" office:value="0" calcext:value-type="float">
            <text:p>0</text:p>
          </table:table-cell>
          <table:table-cell office:value-type="float" office:value="7.618" calcext:value-type="float">
            <text:p>7.618</text:p>
          </table:table-cell>
          <table:table-cell office:value-type="float" office:value="7.58" calcext:value-type="float">
            <text:p>7.58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5.069" calcext:value-type="float">
            <text:p>15.069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1" calcext:value-type="float">
            <text:p>1</text:p>
          </table:table-cell>
          <table:table-cell office:value-type="float" office:value="7.564" calcext:value-type="float">
            <text:p>7.564</text:p>
          </table:table-cell>
          <table:table-cell office:value-type="float" office:value="7.552" calcext:value-type="float">
            <text:p>7.55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42.552" calcext:value-type="float">
            <text:p>42.552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2" calcext:value-type="float">
            <text:p>2</text:p>
          </table:table-cell>
          <table:table-cell office:value-type="float" office:value="8.83" calcext:value-type="float">
            <text:p>8.83</text:p>
          </table:table-cell>
          <table:table-cell office:value-type="float" office:value="15.6" calcext:value-type="float">
            <text:p>15.6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3" calcext:value-type="float">
            <text:p>3</text:p>
          </table:table-cell>
          <table:table-cell office:value-type="float" office:value="9.033" calcext:value-type="float">
            <text:p>9.033</text:p>
          </table:table-cell>
          <table:table-cell office:value-type="float" office:value="23.896" calcext:value-type="float">
            <text:p>23.896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4" calcext:value-type="float">
            <text:p>4</text:p>
          </table:table-cell>
          <table:table-cell office:value-type="float" office:value="13.346" calcext:value-type="float">
            <text:p>13.346</text:p>
          </table:table-cell>
          <table:table-cell office:value-type="float" office:value="40.844" calcext:value-type="float">
            <text:p>40.844</text:p>
          </table:table-cell>
          <table:table-cell office:value-type="float" office:value="0.048" calcext:value-type="float">
            <text:p>0.048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5" calcext:value-type="float">
            <text:p>5</text:p>
          </table:table-cell>
          <table:table-cell office:value-type="float" office:value="12.71" calcext:value-type="float">
            <text:p>12.71</text:p>
          </table:table-cell>
          <table:table-cell office:value-type="float" office:value="50.324" calcext:value-type="float">
            <text:p>50.324</text:p>
          </table:table-cell>
          <table:table-cell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6" calcext:value-type="float">
            <text:p>6</text:p>
          </table:table-cell>
          <table:table-cell office:value-type="float" office:value="12.885" calcext:value-type="float">
            <text:p>12.885</text:p>
          </table:table-cell>
          <table:table-cell office:value-type="float" office:value="64.808" calcext:value-type="float">
            <text:p>64.808</text:p>
          </table:table-cell>
          <table:table-cell office:value-type="float" office:value="0.62" calcext:value-type="float">
            <text:p>0.6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7" calcext:value-type="float">
            <text:p>7</text:p>
          </table:table-cell>
          <table:table-cell office:value-type="float" office:value="14.043" calcext:value-type="float">
            <text:p>14.043</text:p>
          </table:table-cell>
          <table:table-cell office:value-type="float" office:value="85.304" calcext:value-type="float">
            <text:p>85.304</text:p>
          </table:table-cell>
          <table:table-cell office:value-type="float" office:value="0.908" calcext:value-type="float">
            <text:p>0.908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8" calcext:value-type="float">
            <text:p>8</text:p>
          </table:table-cell>
          <table:table-cell office:value-type="float" office:value="15.069" calcext:value-type="float">
            <text:p>15.069</text:p>
          </table:table-cell>
          <table:table-cell office:value-type="float" office:value="102.552" calcext:value-type="float">
            <text:p>102.552</text:p>
          </table:table-cell>
          <table:table-cell office:value-type="float" office:value="0.324" calcext:value-type="float">
            <text:p>0.324</text:p>
          </table:table-cell>
          <table:table-cell table:number-columns-repeated="6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value" table:base-cell-address="$initial_results.$D$3" table:cell-range-address="$initial_results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2:12:29.705720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2:12:34.864173053</meta:creation-date>
    <meta:editing-duration>PT18M16S</meta:editing-duration>
    <meta:editing-cycles>47</meta:editing-cycles>
    <meta:generator>LibreOffice/4.2.3.3$Linux_x86 LibreOffice_project/420m0$Build-3</meta:generator>
    <meta:initial-creator>Chris Dances</meta:initial-creator>
    <dc:date>2014-10-18T12:31:51.603629295</dc:date>
    <dc:creator>Chris Dances</dc:creator>
    <meta:document-statistic meta:table-count="2" meta:cell-count="160" meta:object-count="0"/>
  </office:meta>
</office:document-meta>
</file>